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page" fo:line-height="150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07%" fo:margin-bottom="0.212cm" style:writing-mode="lr-tb"/>
    </style:style>
    <style:style style:name="T20_1" style:family="text">
      <style:text-properties fo:font-size="20pt" style:font-size-asian="20pt" style:font-size-complex="20pt" fo:font-weight="bold" style:font-weight-asian="bold" style:font-weight-complex="bold"/>
    </style:style>
    <style:style style:name="T20_2" style:family="text">
      <style:text-properties fo:font-size="20pt" style:font-size-asian="20pt" style:font-size-complex="20pt"/>
    </style:style>
    <style:style style:name="T20_3" style:family="text">
      <style:text-properties fo:font-size="20pt" style:font-size-asian="20pt" style:font-size-complex="20pt"/>
    </style:style>
    <style:style style:name="T20_4" style:family="text">
      <style:text-properties fo:font-size="20pt" style:font-size-asian="20pt" style:font-size-complex="20pt"/>
    </style:style>
    <style:style style:name="T20_5" style:family="text">
      <style:text-properties fo:font-size="20pt" style:font-size-asian="20pt" style:font-size-complex="20pt"/>
    </style:style>
    <style:style style:name="T20_6" style:family="text">
      <style:text-properties fo:font-size="20pt" style:font-size-asian="20pt" style:font-size-complex="20pt"/>
    </style:style>
    <style:style style:name="T20_7" style:family="text">
      <style:text-properties fo:font-size="20pt" style:font-size-asian="20pt" style:font-size-complex="20pt"/>
    </style:style>
    <style:style style:name="T20_8" style:family="text">
      <style:text-properties fo:font-size="20pt" style:font-size-asian="20pt" style:font-size-complex="20pt"/>
    </style:style>
    <style:style style:name="T20_9" style:family="text">
      <style:text-properties fo:font-size="20pt" style:font-size-asian="20pt" style:font-size-complex="20pt"/>
    </style:style>
    <style:style style:name="P21" style:family="paragraph" style:parent-style-name="Standard">
      <style:paragraph-properties fo:text-align="justify" fo:break-before="auto" fo:line-height="107%" fo:margin-bottom="0.212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text-align="justify" fo:break-before="auto" fo:line-height="115%" fo:margin-bottom="0.212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fo:break-before="auto" fo:line-height="107%" fo:margin-bottom="0.212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text-align="justify" fo:break-before="auto" fo:line-height="107%" fo:margin-bottom="0.212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text-align="justify" fo:break-before="auto" fo:line-height="107%" fo:margin-bottom="0.212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text-align="justify" fo:break-before="auto" fo:line-height="107%" fo:margin-bottom="0.212cm" style:writing-mode="lr-tb"/>
    </style:style>
    <style:style style:name="P27" style:family="paragraph" style:parent-style-name="Standard">
      <style:paragraph-properties fo:text-align="justify" fo:break-before="auto" fo:line-height="107%" fo:margin-bottom="0.212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/>
    <style:style style:name="P28" style:family="paragraph" style:parent-style-name="Standard">
      <style:paragraph-properties fo:text-align="justify" fo:break-before="auto" fo:line-height="107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text-align="justify" fo:break-before="auto" fo:line-height="107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text-align="justify" fo:break-before="auto" fo:line-height="107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text-align="justify" fo:break-before="auto" fo:line-height="107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P32" style:family="paragraph" style:parent-style-name="Standard">
      <style:paragraph-properties fo:text-align="justify" fo:break-before="auto" fo:line-height="107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>
      <style:text-properties style:font-name="Calibri" style:font-name-asian="Calibri" style:font-name-complex="Calibri"/>
    </style:style>
    <style:style style:name="T33_10" style:family="text">
      <style:text-properties style:font-name="Calibri" style:font-name-asian="Calibri" style:font-name-complex="Calibri"/>
    </style:style>
    <style:style style:name="T33_11" style:family="text">
      <style:text-properties style:font-name="Calibri" style:font-name-asian="Calibri" style:font-name-complex="Calibri"/>
    </style:style>
    <style:style style:name="T33_12" style:family="text">
      <style:text-properties style:font-name="Calibri" style:font-name-asian="Calibri" style:font-name-complex="Calibri"/>
    </style:style>
    <style:style style:name="T33_13" style:family="text">
      <style:text-properties style:font-name="Calibri" style:font-name-asian="Calibri" style:font-name-complex="Calibri"/>
    </style:style>
    <style:style style:name="T33_14" style:family="text">
      <style:text-properties style:font-name="Calibri" style:font-name-asian="Calibri" style:font-name-complex="Calibri"/>
    </style:style>
    <style:style style:name="T33_15" style:family="text">
      <style:text-properties style:font-name="Calibri" style:font-name-asian="Calibri" style:font-name-complex="Calibri"/>
    </style:style>
    <style:style style:name="T33_16" style:family="text">
      <style:text-properties style:font-name="Calibri" style:font-name-asian="Calibri" style:font-name-complex="Calibri"/>
    </style:style>
    <style:style style:name="T33_17" style:family="text">
      <style:text-properties style:font-name="Calibri" style:font-name-asian="Calibri" style:font-name-complex="Calibri"/>
    </style:style>
    <style:style style:name="T33_18" style:family="text">
      <style:text-properties style:font-name="Calibri" style:font-name-asian="Calibri" style:font-name-complex="Calibri"/>
    </style:style>
    <style:style style:name="T33_19" style:family="text">
      <style:text-properties style:font-name="Calibri" style:font-name-asian="Calibri" style:font-name-complex="Calibri"/>
    </style:style>
    <style:style style:name="T33_20" style:family="text">
      <style:text-properties style:font-name="Calibri" style:font-name-asian="Calibri" style:font-name-complex="Calibri"/>
    </style:style>
    <style:style style:name="T33_21" style:family="text">
      <style:text-properties style:font-name="Calibri" style:font-name-asian="Calibri" style:font-name-complex="Calibri"/>
    </style:style>
    <style:style style:name="T33_22" style:family="text">
      <style:text-properties style:font-name="Calibri" style:font-name-asian="Calibri" style:font-name-complex="Calibri"/>
    </style:style>
    <style:style style:name="P34" style:family="paragraph" style:parent-style-name="Standard">
      <style:paragraph-properties fo:text-align="justify" fo:break-before="auto" fo:line-height="107%" fo:margin-bottom="0.212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P39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39_1" style:family="text"/>
    <style:style style:name="P40" style:family="paragraph" style:parent-style-name="Standard">
      <style:paragraph-properties fo:text-align="justify" fo:break-before="auto" fo:line-height="107%" fo:margin-bottom="0.212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P42" style:family="paragraph" style:parent-style-name="Standard">
      <style:paragraph-properties fo:text-align="justify"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P43" style:family="paragraph" style:parent-style-name="Standard">
      <style:paragraph-properties fo:text-align="justify"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P44" style:family="paragraph" style:parent-style-name="Standard">
      <style:paragraph-properties fo:text-align="justify"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P45" style:family="paragraph" style:parent-style-name="Standard">
      <style:paragraph-properties fo:text-align="justify"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P46" style:family="paragraph" style:parent-style-name="Standard">
      <style:paragraph-properties fo:text-align="justify"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text-align="justify" fo:break-before="auto" fo:line-height="115%" fo:margin-top="0cm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text-align="justify" fo:break-before="auto" fo:line-height="115%" fo:margin-top="0cm" style:writing-mode="lr-tb"/>
    </style:style>
    <style:style style:name="T51_1" style:family="text"/>
    <style:style style:name="T51_2" style:family="text"/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text-align="justify"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P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P55" style:family="paragraph" style:parent-style-name="Standard">
      <style:paragraph-properties fo:text-align="justify" fo:break-before="auto" fo:line-height="107%" fo:margin-bottom="0.212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P57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P58" style:family="paragraph" style:parent-style-name="Standard">
      <style:paragraph-properties fo:text-align="justify" fo:break-before="auto" fo:line-height="107%" fo:margin-bottom="0.212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P60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60_1" style:family="text"/>
    <style:style style:name="P61" style:family="paragraph" style:parent-style-name="Standard">
      <style:paragraph-properties fo:text-align="justify" fo:break-before="auto" fo:line-height="107%" fo:margin-bottom="0.212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P63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63_1" style:family="text"/>
    <style:style style:name="P64" style:family="paragraph" style:parent-style-name="Standard">
      <style:paragraph-properties fo:text-align="justify" fo:break-before="auto" fo:line-height="107%" fo:margin-bottom="0.212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line-height="150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ATAR</text:span><text:span text:style-name="T13_4">_</text:span><text:span text:style-name="T13_5">AtaDeR</text:span><text:span text:style-name="T13_6">euniaoGestao</text:span><text:span text:style-name="T13_7">009</text:span></text:p>
      <text:p text:style-name="P14"><text:span text:style-name="T14_1">Versão</text:span><text:span text:style-name="T14_2"><text:s/>1.0</text:span></text:p>
      <text:p text:style-name="P15"/>
      <text:p text:style-name="P16"/>
      <text:p text:style-name="P17"/>
      <text:p text:style-name="P18"/>
      <text:p text:style-name="P19"/>
      <text:p text:style-name="P20"><text:span text:style-name="T20_1">Projeto</text:span><text:span text:style-name="T20_2">:<text:s/></text:span><text:span text:style-name="T20_3">Sistema</text:span><text:span text:style-name="T20_4"><text:s/></text:span><text:span text:style-name="T20_5">de</text:span><text:span text:style-name="T20_6"><text:s/></text:span><text:span text:style-name="T20_7">Gestão</text:span><text:span text:style-name="T20_8"><text:s/></text:span><text:span text:style-name="T20_9">Bibliográfica</text:span></text:p>
      <text:p text:style-name="P21"><text:span text:style-name="T21_1">Número</text:span><text:span text:style-name="T21_2"><text:s/></text:span><text:span text:style-name="T21_3">da</text:span><text:span text:style-name="T21_4"><text:s/></text:span><text:span text:style-name="T21_5">Ata</text:span><text:span text:style-name="T21_6">:</text:span><text:span text:style-name="T21_7"><text:s/>00</text:span><text:span text:style-name="T21_8">9</text:span><text:span text:style-name="T21_9">.</text:span></text:p>
      <text:p text:style-name="P22"><text:span text:style-name="T22_1">Data</text:span><text:span text:style-name="T22_2"><text:s/></text:span><text:span text:style-name="T22_3">da</text:span><text:span text:style-name="T22_4"><text:s/></text:span><text:span text:style-name="T22_5">reunião</text:span><text:span text:style-name="T22_6">:</text:span><text:span text:style-name="T22_7"><text:s/>1</text:span><text:span text:style-name="T22_8">7</text:span><text:span text:style-name="T22_9">/1</text:span><text:span text:style-name="T22_10">2</text:span><text:span text:style-name="T22_11">/2012</text:span><text:span text:style-name="T22_12">.</text:span></text:p>
      <text:p text:style-name="P23"><text:span text:style-name="T23_1">Local</text:span><text:span text:style-name="T23_2">:<text:s/></text:span><text:span text:style-name="T23_3">Centro</text:span><text:span text:style-name="T23_4"><text:s/></text:span><text:span text:style-name="T23_5">de</text:span><text:span text:style-name="T23_6"><text:s/></text:span><text:span text:style-name="T23_7">Aulas</text:span><text:span text:style-name="T23_8"><text:s/></text:span><text:span text:style-name="T23_9">A</text:span><text:span text:style-name="T23_10"><text:s/>-<text:s/></text:span><text:span text:style-name="T23_11">Sala</text:span><text:span text:style-name="T23_12"><text:s/>106.</text:span></text:p>
      <text:p text:style-name="P24"><text:span text:style-name="T24_1">Horário</text:span><text:span text:style-name="T24_2"><text:s/></text:span><text:span text:style-name="T24_3">de</text:span><text:span text:style-name="T24_4"><text:s/></text:span><text:span text:style-name="T24_5">Início</text:span><text:span text:style-name="T24_6">:</text:span><text:span text:style-name="T24_7"><text:s/></text:span><text:span text:style-name="T24_8">19:50</text:span><text:span text:style-name="T24_9">.</text:span><text:span text:style-name="T24_10"><text:s/></text:span><text:span text:style-name="T24_11">Horário</text:span><text:span text:style-name="T24_12"><text:s/></text:span><text:span text:style-name="T24_13">de</text:span><text:span text:style-name="T24_14"><text:s/></text:span><text:span text:style-name="T24_15">Término</text:span><text:span text:style-name="T24_16">:<text:s/>2</text:span><text:span text:style-name="T24_17">0</text:span><text:span text:style-name="T24_18">:</text:span><text:span text:style-name="T24_19">4</text:span><text:span text:style-name="T24_20">0.</text:span></text:p>
      <text:p text:style-name="P25"><text:span text:style-name="T25_1">Autor</text:span><text:span text:style-name="T25_2">:</text:span><text:span text:style-name="T25_3"><text:s/></text:span><text:span text:style-name="T25_4">Vinícius</text:span><text:span text:style-name="T25_5"><text:s/></text:span><text:span text:style-name="T25_6">Gonçalves</text:span><text:span text:style-name="T25_7"><text:s/></text:span><text:span text:style-name="T25_8">Braga</text:span><text:span text:style-name="T25_9">.</text:span></text:p>
      <text:p text:style-name="P26"/>
      <text:p text:style-name="P27"><text:span text:style-name="T27_1">Participantes</text:span><text:span text:style-name="T27_2"><text:s/></text:span><text:span text:style-name="T27_3">Presentes</text:span><text:span text:style-name="T27_4">:</text:span></text:p>
      <text:list text:style-name="LS1" xml:id="list0">
        <text:list-item>
          <text:p text:style-name="P28"><text:span text:style-name="T28_1">Felipe</text:span><text:span text:style-name="T28_2"><text:s/></text:span><text:span text:style-name="T28_3">Giroto</text:span><text:span text:style-name="T28_4"><text:s/>-<text:s/></text:span><text:span text:style-name="T28_5">Gestor</text:span><text:span text:style-name="T28_6"><text:s/></text:span><text:span text:style-name="T28_7">de</text:span><text:span text:style-name="T28_8"><text:s/></text:span><text:span text:style-name="T28_9">Integração</text:span><text:span text:style-name="T28_10"><text:s/></text:span><text:span text:style-name="T28_11">e</text:span><text:span text:style-name="T28_12"><text:s/></text:span><text:span text:style-name="T28_13">Risco</text:span><text:span text:style-name="T28_14">;</text:span></text:p>
        </text:list-item>
        <text:list-item>
          <text:p text:style-name="P29"><text:span text:style-name="T29_1">Geovane</text:span><text:span text:style-name="T29_2"><text:s/></text:span><text:span text:style-name="T29_3">Pazine</text:span><text:span text:style-name="T29_4"><text:s/></text:span><text:span text:style-name="T29_5">Filho</text:span><text:span text:style-name="T29_6"><text:s/>-<text:s/></text:span><text:span text:style-name="T29_7">Gestor</text:span><text:span text:style-name="T29_8"><text:s/></text:span><text:span text:style-name="T29_9">de</text:span><text:span text:style-name="T29_10"><text:s/></text:span><text:span text:style-name="T29_11">Tempo</text:span><text:span text:style-name="T29_12">;</text:span></text:p>
        </text:list-item>
        <text:list-item>
          <text:p text:style-name="P30"><text:span text:style-name="T30_1">Gabriel</text:span><text:span text:style-name="T30_2"><text:s/></text:span><text:span text:style-name="T30_3">Vieira</text:span><text:span text:style-name="T30_4"><text:s/>-<text:s/></text:span><text:span text:style-name="T30_5">Gestor</text:span><text:span text:style-name="T30_6"><text:s/></text:span><text:span text:style-name="T30_7">de</text:span><text:span text:style-name="T30_8"><text:s/></text:span><text:span text:style-name="T30_9">Tempo</text:span><text:span text:style-name="T30_10">;</text:span></text:p>
        </text:list-item>
        <text:list-item>
          <text:p text:style-name="P31"><text:span text:style-name="T31_1">Rodrigo</text:span><text:span text:style-name="T31_2"><text:s/></text:span><text:span text:style-name="T31_3">Andrade</text:span><text:span text:style-name="T31_4"><text:s/>-<text:s/></text:span><text:span text:style-name="T31_5">Gestor</text:span><text:span text:style-name="T31_6"><text:s/></text:span><text:span text:style-name="T31_7">de</text:span><text:span text:style-name="T31_8"><text:s/></text:span><text:span text:style-name="T31_9">Custo</text:span><text:span text:style-name="T31_10"><text:s/></text:span><text:span text:style-name="T31_11">e</text:span><text:span text:style-name="T31_12"><text:s/></text:span><text:span text:style-name="T31_13">Aquisição</text:span><text:span text:style-name="T31_14">;</text:span></text:p>
        </text:list-item>
        <text:list-item>
          <text:p text:style-name="P32"><text:span text:style-name="T32_1">Vinícius</text:span><text:span text:style-name="T32_2"><text:s/></text:span><text:span text:style-name="T32_3">Gonçalves</text:span><text:span text:style-name="T32_4"><text:s/></text:span><text:span text:style-name="T32_5">Braga</text:span><text:span text:style-name="T32_6"><text:s/>-<text:s/></text:span><text:span text:style-name="T32_7">Gestor</text:span><text:span text:style-name="T32_8"><text:s/></text:span><text:span text:style-name="T32_9">de</text:span><text:span text:style-name="T32_10"><text:s/></text:span><text:span text:style-name="T32_11">Comunicação</text:span><text:span text:style-name="T32_12"><text:s/></text:span><text:span text:style-name="T32_13">e</text:span><text:span text:style-name="T32_14"><text:s/></text:span><text:span text:style-name="T32_15">RH</text:span><text:span text:style-name="T32_16">;</text:span></text:p>
        </text:list-item>
        <text:list-item>
          <text:p text:style-name="P33"><text:span text:style-name="T33_1">Bruno</text:span><text:span text:style-name="T33_2"><text:s/></text:span><text:span text:style-name="T33_3">Marquete</text:span><text:span text:style-name="T33_4"><text:s/></text:span><text:span text:style-name="T33_5">da</text:span><text:span text:style-name="T33_6"><text:s/></text:span><text:span text:style-name="T33_7">Silva</text:span><text:span text:style-name="T33_8"><text:s/>-<text:s/></text:span><text:span text:style-name="T33_9">Gestor</text:span><text:span text:style-name="T33_10"><text:s/></text:span><text:span text:style-name="T33_11">de</text:span><text:span text:style-name="T33_12"><text:s/></text:span><text:span text:style-name="T33_13">Escopo</text:span><text:span text:style-name="T33_14"><text:s/></text:span><text:span text:style-name="T33_15">e</text:span><text:span text:style-name="T33_16"><text:s/></text:span><text:span text:style-name="T33_17">Qualidade</text:span><text:span text:style-name="T33_18"><text:s/></text:span><text:span text:style-name="T33_19">do</text:span><text:span text:style-name="T33_20"><text:s/></text:span><text:span text:style-name="T33_21">Produto</text:span><text:span text:style-name="T33_22">.</text:span></text:p>
        </text:list-item>
      </text:list>
      <text:p text:style-name="P34"><text:span text:style-name="T34_1">Pauta</text:span><text:span text:style-name="T34_2">:</text:span></text:p>
      <text:list text:style-name="LS2" xml:id="list6">
        <text:list-item>
          <text:p text:style-name="P35"><text:span text:style-name="T35_1">Sonar</text:span><text:span text:style-name="T35_2"><text:s/></text:span><text:span text:style-name="T35_3">fora</text:span><text:span text:style-name="T35_4"><text:s/></text:span><text:span text:style-name="T35_5">do</text:span><text:span text:style-name="T35_6"><text:s/></text:span><text:span text:style-name="T35_7">ar</text:span><text:span text:style-name="T35_8"><text:s/>-<text:s/></text:span><text:span text:style-name="T35_9">Felipe</text:span><text:span text:style-name="T35_10"><text:s/></text:span><text:span text:style-name="T35_11">já</text:span><text:span text:style-name="T35_12"><text:s/></text:span><text:span text:style-name="T35_13">enviou</text:span><text:span text:style-name="T35_14"><text:s/></text:span><text:span text:style-name="T35_15">e</text:span><text:span text:style-name="T35_16">-</text:span><text:span text:style-name="T35_17">mail</text:span><text:span text:style-name="T35_18"><text:s/></text:span><text:span text:style-name="T35_19">para</text:span><text:span text:style-name="T35_20"><text:s/></text:span><text:span text:style-name="T35_21">o</text:span><text:span text:style-name="T35_22"><text:s/></text:span><text:span text:style-name="T35_23">Danillo</text:span><text:span text:style-name="T35_24">;</text:span></text:p>
        </text:list-item>
        <text:list-item>
          <text:p text:style-name="P36"><text:span text:style-name="T36_1">Fechar</text:span><text:span text:style-name="T36_2"><text:s/></text:span><text:span text:style-name="T36_3">escopo</text:span><text:span text:style-name="T36_4"><text:s/></text:span><text:span text:style-name="T36_5">e</text:span><text:span text:style-name="T36_6"><text:s/></text:span><text:span text:style-name="T36_7">distribuir</text:span><text:span text:style-name="T36_8"><text:s/></text:span><text:span text:style-name="T36_9">as</text:span><text:span text:style-name="T36_10"><text:s/></text:span><text:span text:style-name="T36_11">atividades</text:span><text:span text:style-name="T36_12">;</text:span></text:p>
        </text:list-item>
        <text:list-item>
          <text:p text:style-name="P37"><text:span text:style-name="T37_1">Apresentação</text:span><text:span text:style-name="T37_2"><text:s/></text:span><text:span text:style-name="T37_3">sobre</text:span><text:span text:style-name="T37_4"><text:s/></text:span><text:span text:style-name="T37_5">os</text:span><text:span text:style-name="T37_6"><text:s/></text:span><text:span text:style-name="T37_7">processos</text:span><text:span text:style-name="T37_8"><text:s/></text:span><text:span text:style-name="T37_9">no</text:span><text:span text:style-name="T37_10"><text:s/></text:span><text:span text:style-name="T37_11">dia</text:span><text:span text:style-name="T37_12"><text:s/>21/12/2012;</text:span></text:p>
        </text:list-item>
        <text:list-item>
          <text:p text:style-name="P38"><text:span text:style-name="T38_1">Atividades</text:span><text:span text:style-name="T38_2"><text:s/></text:span><text:span text:style-name="T38_3">incompletas</text:span><text:span text:style-name="T38_4"><text:s/></text:span><text:span text:style-name="T38_5">na</text:span><text:span text:style-name="T38_6"><text:s/></text:span><text:span text:style-name="T38_7">iteração</text:span><text:span text:style-name="T38_8"><text:s/></text:span><text:span text:style-name="T38_9">passada</text:span><text:span text:style-name="T38_10">.</text:span></text:p>
        </text:list-item>
      </text:list>
      <text:p text:style-name="P39"><text:span text:style-name="T39_1"> </text:span></text:p>
      <text:p text:style-name="P40"><text:span text:style-name="T40_1">Registro</text:span><text:span text:style-name="T40_2"><text:s/></text:span><text:span text:style-name="T40_3">de</text:span><text:span text:style-name="T40_4"><text:s/></text:span><text:span text:style-name="T40_5">Decisões</text:span><text:span text:style-name="T40_6">:</text:span></text:p>
      <text:list text:style-name="LS3" xml:id="list10">
        <text:list-item>
          <text:p text:style-name="P41"><text:span text:style-name="T41_1">Geovane</text:span><text:span text:style-name="T41_2">,<text:s/></text:span><text:span text:style-name="T41_3">fechará</text:span><text:span text:style-name="T41_4"><text:s/></text:span><text:span text:style-name="T41_5">as</text:span><text:span text:style-name="T41_6"><text:s/></text:span><text:span text:style-name="T41_7">atividades</text:span><text:span text:style-name="T41_8"><text:s/></text:span><text:span text:style-name="T41_9">até</text:span><text:span text:style-name="T41_10"><text:s/></text:span><text:span text:style-name="T41_11">quarta</text:span><text:span text:style-name="T41_12">-</text:span><text:span text:style-name="T41_13">feira</text:span><text:span text:style-name="T41_14">;</text:span></text:p>
        </text:list-item>
        <text:list-item>
          <text:p text:style-name="P42"><text:span text:style-name="T42_1">Marquete</text:span><text:span text:style-name="T42_2">,<text:s/></text:span><text:span text:style-name="T42_3">e</text:span><text:span text:style-name="T42_4"><text:s/></text:span><text:span text:style-name="T42_5">Jackeline</text:span><text:span text:style-name="T42_6"><text:s/></text:span><text:span text:style-name="T42_7">irão</text:span><text:span text:style-name="T42_8"><text:s/></text:span><text:span text:style-name="T42_9">obter</text:span><text:span text:style-name="T42_10"><text:s/></text:span><text:span text:style-name="T42_11">o</text:span><text:span text:style-name="T42_12"><text:s/></text:span><text:span text:style-name="T42_13">comprometimento</text:span><text:span text:style-name="T42_14"><text:s/></text:span><text:span text:style-name="T42_15">da</text:span><text:span text:style-name="T42_16"><text:s/></text:span><text:span text:style-name="T42_17">equipe</text:span><text:span text:style-name="T42_18"><text:s/></text:span><text:span text:style-name="T42_19">de</text:span><text:span text:style-name="T42_20"><text:s/></text:span><text:span text:style-name="T42_21">desenvolvimento</text:span><text:span text:style-name="T42_22">;</text:span></text:p>
        </text:list-item>
        <text:list-item>
          <text:p text:style-name="P43"><text:span text:style-name="T43_1">O</text:span><text:span text:style-name="T43_2"><text:s/></text:span><text:span text:style-name="T43_3">líder</text:span><text:span text:style-name="T43_4"><text:s/></text:span><text:span text:style-name="T43_5">do</text:span><text:span text:style-name="T43_6"><text:s/></text:span><text:span text:style-name="T43_7">desenvolvimento</text:span><text:span text:style-name="T43_8"><text:s/></text:span><text:span text:style-name="T43_9">e</text:span><text:span text:style-name="T43_10"><text:s/></text:span><text:span text:style-name="T43_11">da</text:span><text:span text:style-name="T43_12"><text:s/></text:span><text:span text:style-name="T43_13">usabilidade</text:span><text:span text:style-name="T43_14"><text:s/></text:span><text:span text:style-name="T43_15">na</text:span><text:span text:style-name="T43_16"><text:s/></text:span><text:span text:style-name="T43_17">reunião</text:span><text:span text:style-name="T43_18"><text:s/></text:span><text:span text:style-name="T43_19">dos</text:span><text:span text:style-name="T43_20"><text:s/></text:span><text:span text:style-name="T43_21">gestores</text:span><text:span text:style-name="T43_22">;</text:span></text:p>
        </text:list-item>
        <text:list-item>
          <text:p text:style-name="P44"><text:span text:style-name="T44_1">Inael</text:span><text:span text:style-name="T44_2"><text:s/></text:span><text:span text:style-name="T44_3">ficará</text:span><text:span text:style-name="T44_4"><text:s/></text:span><text:span text:style-name="T44_5">responsável</text:span><text:span text:style-name="T44_6"><text:s/></text:span><text:span text:style-name="T44_7">pelos</text:span><text:span text:style-name="T44_8"><text:s/></text:span><text:span text:style-name="T44_9">testes</text:span><text:span text:style-name="T44_10"><text:s/></text:span><text:span text:style-name="T44_11">de</text:span><text:span text:style-name="T44_12"><text:s/></text:span><text:span text:style-name="T44_13">unidade</text:span><text:span text:style-name="T44_14">;</text:span></text:p>
        </text:list-item>
        <text:list-item>
          <text:p text:style-name="P45"><text:span text:style-name="T45_1">Criar</text:span><text:span text:style-name="T45_2"><text:s/></text:span><text:span text:style-name="T45_3">ocorrência</text:span><text:span text:style-name="T45_4"><text:s/></text:span><text:span text:style-name="T45_5">para</text:span><text:span text:style-name="T45_6"><text:s/></text:span><text:span text:style-name="T45_7">quem</text:span><text:span text:style-name="T45_8"><text:s/></text:span><text:span text:style-name="T45_9">deixar</text:span><text:span text:style-name="T45_10"><text:s/></text:span><text:span text:style-name="T45_11">de</text:span><text:span text:style-name="T45_12"><text:s/></text:span><text:span text:style-name="T45_13">avisar</text:span><text:span text:style-name="T45_14"><text:s/></text:span><text:span text:style-name="T45_15">sobre</text:span><text:span text:style-name="T45_16"><text:s/></text:span><text:span text:style-name="T45_17">problemas</text:span><text:span text:style-name="T45_18"><text:s/></text:span><text:span text:style-name="T45_19">na</text:span><text:span text:style-name="T45_20"><text:s/></text:span><text:span text:style-name="T45_21">última</text:span><text:span text:style-name="T45_22"><text:s/></text:span><text:span text:style-name="T45_23">hora</text:span><text:span text:style-name="T45_24">;</text:span></text:p>
        </text:list-item>
      </text:list>
      <text:list text:style-name="LS2" xml:id="list15">
        <text:list-item>
          <text:p text:style-name="P46"><text:span text:style-name="T46_1">Conversar</text:span><text:span text:style-name="T46_2"><text:s/></text:span><text:span text:style-name="T46_3">com</text:span><text:span text:style-name="T46_4"><text:s/></text:span><text:span text:style-name="T46_5">quem</text:span><text:span text:style-name="T46_6"><text:s/></text:span><text:span text:style-name="T46_7">tem</text:span><text:span text:style-name="T46_8"><text:s/></text:span><text:span text:style-name="T46_9">mais</text:span><text:span text:style-name="T46_10"><text:s/></text:span><text:span text:style-name="T46_11">experiência</text:span><text:span text:style-name="T46_12"><text:s/></text:span><text:span text:style-name="T46_13">para</text:span><text:span text:style-name="T46_14"><text:s/></text:span><text:span text:style-name="T46_15">explicar</text:span><text:span text:style-name="T46_16"><text:s/></text:span><text:span text:style-name="T46_17">como</text:span><text:span text:style-name="T46_18"><text:s/></text:span><text:span text:style-name="T46_19">foi</text:span><text:span text:style-name="T46_20"><text:s/></text:span><text:span text:style-name="T46_21">definido</text:span><text:span text:style-name="T46_22"><text:s/></text:span><text:span text:style-name="T46_23">cada</text:span><text:span text:style-name="T46_24"><text:s/></text:span><text:span text:style-name="T46_25">processo</text:span><text:span text:style-name="T46_26">;<text:s/></text:span><text:span text:style-name="T46_27">Devem</text:span><text:span text:style-name="T46_28"><text:s/></text:span><text:span text:style-name="T46_29">fazer</text:span><text:span text:style-name="T46_30"><text:s/></text:span><text:span text:style-name="T46_31">uma</text:span><text:span text:style-name="T46_32"><text:s/></text:span><text:span text:style-name="T46_33">apresentação</text:span><text:span text:style-name="T46_34"><text:s/></text:span><text:span text:style-name="T46_35">sobre</text:span><text:span text:style-name="T46_36"><text:s/></text:span><text:span text:style-name="T46_37">o</text:span><text:span text:style-name="T46_38"><text:s/></text:span><text:span text:style-name="T46_39">processo</text:span><text:span text:style-name="T46_40"><text:s/></text:span><text:span text:style-name="T46_41">na</text:span><text:span text:style-name="T46_42"><text:s/></text:span><text:span text:style-name="T46_43">sexta</text:span><text:span text:style-name="T46_44">.</text:span></text:p>
          <text:list>
            <text:list-item>
              <text:p text:style-name="P47"><text:span text:style-name="T47_1">Configuração</text:span><text:span text:style-name="T47_2">;</text:span></text:p>
            </text:list-item>
            <text:list-item>
              <text:p text:style-name="P48"><text:span text:style-name="T48_1">Requisitos</text:span><text:span text:style-name="T48_2">;</text:span></text:p>
            </text:list-item>
            <text:list-item>
              <text:p text:style-name="P49"><text:span text:style-name="T49_1">Qualidade</text:span><text:span text:style-name="T49_2">;</text:span></text:p>
            </text:list-item>
            <text:list-item>
              <text:p text:style-name="P50"><text:span text:style-name="T50_1">Medição</text:span><text:span text:style-name="T50_2">;</text:span></text:p>
            </text:list-item>
            <text:list-item>
              <text:p text:style-name="P51"><text:span text:style-name="T51_1">Portifólio</text:span><text:span text:style-name="T51_2">;</text:span></text:p>
            </text:list-item>
            <text:list-item>
              <text:p text:style-name="P52"><text:span text:style-name="T52_1">Projeto</text:span><text:span text:style-name="T52_2"><text:s/>(</text:span><text:span text:style-name="T52_3">a</text:span><text:span text:style-name="T52_4"><text:s/></text:span><text:span text:style-name="T52_5">definir</text:span><text:span text:style-name="T52_6">);</text:span></text:p>
            </text:list-item>
          </text:list>
        </text:list-item>
        <text:list-item>
          <text:p text:style-name="P53"><text:span text:style-name="T53_1">Marquete</text:span><text:span text:style-name="T53_2"><text:s/></text:span><text:span text:style-name="T53_3">irá</text:span><text:span text:style-name="T53_4"><text:s/></text:span><text:span text:style-name="T53_5">enviar</text:span><text:span text:style-name="T53_6"><text:s/></text:span><text:span text:style-name="T53_7">e</text:span><text:span text:style-name="T53_8">-</text:span><text:span text:style-name="T53_9">mail</text:span><text:span text:style-name="T53_10"><text:s/></text:span><text:span text:style-name="T53_11">para</text:span><text:span text:style-name="T53_12"><text:s/></text:span><text:span text:style-name="T53_13">os</text:span><text:span text:style-name="T53_14"><text:s/></text:span><text:span text:style-name="T53_15">lideres</text:span><text:span text:style-name="T53_16"><text:s/></text:span><text:span text:style-name="T53_17">de</text:span><text:span text:style-name="T53_18"><text:s/></text:span><text:span text:style-name="T53_19">equipe</text:span><text:span text:style-name="T53_20"><text:s/></text:span><text:span text:style-name="T53_21">perguntando</text:span><text:span text:style-name="T53_22"><text:s/></text:span><text:span text:style-name="T53_23">o</text:span><text:span text:style-name="T53_24"><text:s/></text:span><text:span text:style-name="T53_25">que</text:span><text:span text:style-name="T53_26"><text:s/></text:span><text:span text:style-name="T53_27">ficou</text:span><text:span text:style-name="T53_28"><text:s/></text:span><text:span text:style-name="T53_29">incompleto</text:span><text:span text:style-name="T53_30"><text:s/></text:span><text:span text:style-name="T53_31">na</text:span><text:span text:style-name="T53_32"><text:s/></text:span><text:span text:style-name="T53_33">iteração</text:span><text:span text:style-name="T53_34"><text:s/></text:span><text:span text:style-name="T53_35">passada</text:span><text:span text:style-name="T53_36"><text:s/></text:span><text:span text:style-name="T53_37">e</text:span><text:span text:style-name="T53_38"><text:s/></text:span><text:span text:style-name="T53_39">o</text:span><text:span text:style-name="T53_40"><text:s/></text:span><text:span text:style-name="T53_41">motivo</text:span><text:span text:style-name="T53_42">;</text:span></text:p>
        </text:list-item>
        <text:list-item>
          <text:p text:style-name="P54"><text:span text:style-name="T54_1">Avisar</text:span><text:span text:style-name="T54_2"><text:s/></text:span><text:span text:style-name="T54_3">a</text:span><text:span text:style-name="T54_4"><text:s/></text:span><text:span text:style-name="T54_5">todos</text:span><text:span text:style-name="T54_6"><text:s/></text:span><text:span text:style-name="T54_7">que</text:span><text:span text:style-name="T54_8"><text:s/></text:span><text:span text:style-name="T54_9">membros</text:span><text:span text:style-name="T54_10"><text:s/></text:span><text:span text:style-name="T54_11">da</text:span><text:span text:style-name="T54_12"><text:s/></text:span><text:span text:style-name="T54_13">equipe</text:span><text:span text:style-name="T54_14"><text:s/></text:span><text:span text:style-name="T54_15">que</text:span><text:span text:style-name="T54_16"><text:s/></text:span><text:span text:style-name="T54_17">editarem</text:span><text:span text:style-name="T54_18"><text:s/></text:span><text:span text:style-name="T54_19">processos</text:span><text:span text:style-name="T54_20"><text:s/></text:span><text:span text:style-name="T54_21">devem</text:span><text:span text:style-name="T54_22"><text:s/></text:span><text:span text:style-name="T54_23">informar</text:span><text:span text:style-name="T54_24"><text:s/></text:span><text:span text:style-name="T54_25">a</text:span><text:span text:style-name="T54_26"><text:s/></text:span><text:span text:style-name="T54_27">toda</text:span><text:span text:style-name="T54_28"><text:s/></text:span><text:span text:style-name="T54_29">equipe</text:span><text:span text:style-name="T54_30">.</text:span></text:p>
        </text:list-item>
      </text:list>
      <text:p text:style-name="P55"><text:span text:style-name="T55_1">Compromissos</text:span><text:span text:style-name="T55_2">:</text:span></text:p>
      <text:p text:style-name="P56"><text:span text:style-name="T56_1"> </text:span><text:span text:style-name="T56_2">Informar</text:span><text:span text:style-name="T56_3"><text:s/></text:span><text:span text:style-name="T56_4">a</text:span><text:span text:style-name="T56_5"><text:s/></text:span><text:span text:style-name="T56_6">todos</text:span><text:span text:style-name="T56_7"><text:s/></text:span><text:span text:style-name="T56_8">os</text:span><text:span text:style-name="T56_9"><text:s/></text:span><text:span text:style-name="T56_10">membros</text:span><text:span text:style-name="T56_11"><text:s/></text:span><text:span text:style-name="T56_12">da</text:span><text:span text:style-name="T56_13"><text:s/></text:span><text:span text:style-name="T56_14">equipe</text:span><text:span text:style-name="T56_15"><text:s/></text:span><text:span text:style-name="T56_16">sobre</text:span><text:span text:style-name="T56_17"><text:s/></text:span><text:span text:style-name="T56_18">as</text:span><text:span text:style-name="T56_19"><text:s/></text:span><text:span text:style-name="T56_20">decisões</text:span><text:span text:style-name="T56_21"><text:s/></text:span><text:span text:style-name="T56_22">toma</text:span><text:span text:style-name="T56_23">das</text:span><text:span text:style-name="T56_24">.</text:span></text:p>
      <text:p text:style-name="P57"/>
      <text:p text:style-name="P58"><text:span text:style-name="T58_1">Itens</text:span><text:span text:style-name="T58_2"><text:s/></text:span><text:span text:style-name="T58_3">Não</text:span><text:span text:style-name="T58_4"><text:s/></text:span><text:span text:style-name="T58_5">Resolvidos</text:span><text:span text:style-name="T58_6">:</text:span></text:p>
      <text:list text:style-name="LS4" xml:id="list24">
        <text:list-item>
          <text:p text:style-name="P59"><text:span text:style-name="T59_1">Escopo</text:span><text:span text:style-name="T59_2"><text:s/></text:span><text:span text:style-name="T59_3">não</text:span><text:span text:style-name="T59_4"><text:s/></text:span><text:span text:style-name="T59_5">foi</text:span><text:span text:style-name="T59_6"><text:s/></text:span><text:span text:style-name="T59_7">finalizado</text:span><text:span text:style-name="T59_8">;</text:span></text:p>
        </text:list-item>
      </text:list>
      <text:p text:style-name="P60"><text:span text:style-name="T60_1"> </text:span></text:p>
      <text:p text:style-name="P61"><text:span text:style-name="T61_1">Observações</text:span><text:span text:style-name="T61_2">:</text:span></text:p>
      <text:list text:style-name="LS5" xml:id="list25">
        <text:list-item>
          <text:p text:style-name="P62"><text:span text:style-name="T62_1">Sem</text:span><text:span text:style-name="T62_2"><text:s/></text:span><text:span text:style-name="T62_3">observações</text:span><text:span text:style-name="T62_4"><text:s/></text:span><text:span text:style-name="T62_5">pertinentes</text:span><text:span text:style-name="T62_6">.</text:span></text:p>
        </text:list-item>
      </text:list>
      <text:p text:style-name="P63"><text:span text:style-name="T63_1"> </text:span></text:p>
      <text:p text:style-name="P64"><text:span text:style-name="T64_1">Próxima</text:span><text:span text:style-name="T64_2"><text:s/></text:span><text:span text:style-name="T64_3">Reunião</text:span><text:span text:style-name="T64_4">:</text:span><text:span text:style-name="T64_5"><text:s/></text:span><text:span text:style-name="T64_6">Ainda</text:span><text:span text:style-name="T64_7"><text:s/></text:span><text:span text:style-name="T64_8">não</text:span><text:span text:style-name="T64_9"><text:s/></text:span><text:span text:style-name="T64_10">definida</text:span><text:span text:style-name="T64_11">.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864cm"/>
    </style:style>
    <style:style style:name="Column2" style:family="table-column">
      <style:table-column-properties style:column-width="3.122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Gestao</text:span><text:span text:style-name="T4_6">009<text:s/></text:span><text:span text:style-name="T4_7">Versão</text:span><text:span text:style-name="T4_8"><text:s/>1.0</text:span></text:p>
            </table:table-cell>
            <table:table-cell table:style-name="Cell2">
              <text:p text:style-name="P5"><draw:frame svg:x="0cm" svg:y="0cm" svg:width="2.514cm" svg:height="1.879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